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a815" officeooo:paragraph-rsid="0009a815"/>
    </style:style>
    <style:style style:name="P2" style:family="paragraph" style:parent-style-name="Standard">
      <style:text-properties style:text-underline-style="solid" style:text-underline-width="auto" style:text-underline-color="font-color" officeooo:rsid="0010573e" officeooo:paragraph-rsid="0009a815"/>
    </style:style>
    <style:style style:name="P3" style:family="paragraph" style:parent-style-name="Standard">
      <style:text-properties style:text-underline-style="none" officeooo:rsid="0009a815" officeooo:paragraph-rsid="0009a815"/>
    </style:style>
    <style:style style:name="P4" style:family="paragraph" style:parent-style-name="Standard">
      <style:text-properties style:text-underline-style="none" officeooo:rsid="000db97d" officeooo:paragraph-rsid="000db97d"/>
    </style:style>
    <style:style style:name="P5" style:family="paragraph" style:parent-style-name="Standard">
      <style:text-properties style:text-underline-style="none" officeooo:rsid="00123120" officeooo:paragraph-rsid="00123120"/>
    </style:style>
    <style:style style:name="T1" style:family="text">
      <style:text-properties officeooo:rsid="00123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 :</text:p>
      <text:p text:style-name="P5">commercial<text:tab/>varchar(50)</text:p>
      <text:p text:style-name="P5">statut<text:tab/><text:tab/>varchar(30)</text:p>
      <text:p text:style-name="P5">reference<text:tab/>varchar(30)</text:p>
      <text:p text:style-name="P5">paiement<text:tab/>varchar(10)</text:p>
      <text:p text:style-name="P1"/>
      <text:p text:style-name="P1"/>
      <text:p text:style-name="P1"/>
      <text:p text:style-name="P1"/>
      <text:p text:style-name="P1">commande :</text:p>
      <text:p text:style-name="P1"/>
      <text:p text:style-name="P1"/>
      <text:p text:style-name="P1"/>
      <text:p text:style-name="P1"/>
      <text:p text:style-name="P1"/>
      <text:p text:style-name="P1">BDC :</text:p>
      <text:p text:style-name="P1"/>
      <text:p text:style-name="P1"/>
      <text:p text:style-name="P1"/>
      <text:p text:style-name="P1"/>
      <text:p text:style-name="P1">BDL :</text:p>
      <text:p text:style-name="P1"/>
      <text:p text:style-name="P1"/>
      <text:p text:style-name="P1"/>
      <text:p text:style-name="P1"/>
      <text:p text:style-name="P1"/>
      <text:p text:style-name="P1">facture :</text:p>
      <text:p text:style-name="P1"/>
      <text:p text:style-name="P1"/>
      <text:p text:style-name="P1"/>
      <text:p text:style-name="P1"/>
      <text:p text:style-name="P1"/>
      <text:p text:style-name="P1">commercial :</text:p>
      <text:p text:style-name="P5">adresseLivraison<text:tab/>varchar(50)</text:p>
      <text:p text:style-name="P5">adresseFacturation<text:tab/>varchar(50)</text:p>
      <text:p text:style-name="P1"/>
      <text:p text:style-name="P1"/>
      <text:p text:style-name="P1"/>
      <text:p text:style-name="P1">produit :</text:p>
      <text:p text:style-name="P4">fournisseur<text:tab/>varchar(50)</text:p>
      <text:p text:style-name="P4">rubrique<text:tab/>varchar(50)</text:p>
      <text:p text:style-name="P4">libelleCourt<text:tab/>varchar(30)</text:p>
      <text:p text:style-name="P4">libelleLong<text:tab/>varchar(100)</text:p>
      <text:p text:style-name="P4">prix<text:span text:style-name="T1">HT</text:span><text:tab/><text:tab/>decimal(9,2)</text:p>
      <text:p text:style-name="P4">photo<text:tab/><text:tab/>varchar(50)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9:57:15.348001355</meta:creation-date>
    <dc:date>2024-04-26T12:21:03.860981772</dc:date>
    <meta:editing-duration>PT2M16S</meta:editing-duration>
    <meta:editing-cycles>1</meta:editing-cycles>
    <meta:document-statistic meta:table-count="0" meta:image-count="0" meta:object-count="0" meta:page-count="2" meta:paragraph-count="19" meta:word-count="38" meta:character-count="327" meta:non-whitespace-character-count="305"/>
    <meta:generator>LibreOffice/7.3.7.2$Linux_X86_64 LibreOffice_project/30$Build-2</meta:generator>
  </office:meta>
</office:document-meta>
</file>